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983b0" draw:textarea-horizontal-align="justify" draw:textarea-vertical-align="middle" draw:auto-grow-height="false" fo:min-height="12.591cm" fo:min-width="18.611cm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4.468cm" fo:min-width="6.609cm"/>
    </style:style>
    <style:style style:name="gr3" style:family="graphic" style:parent-style-name="standard">
      <style:graphic-properties svg:stroke-width="0.353cm" svg:stroke-color="#000000" draw:marker-start-width="0.729cm" draw:marker-end-width="0.729cm" draw:fill-color="#ff4000" draw:opacity="0%" draw:textarea-horizontal-align="justify" draw:textarea-vertical-align="middle" draw:auto-grow-height="false" fo:min-height="4.209cm" fo:min-width="6.434cm" fo:padding-top="0.301cm" fo:padding-bottom="0.301cm" fo:padding-left="0.426cm" fo:padding-right="0.426cm"/>
    </style:style>
    <style:style style:name="gr4" style:family="graphic" style:parent-style-name="standard">
      <style:graphic-properties draw:stroke="none" svg:stroke-color="#000000" draw:fill="none" draw:fill-color="#ffffff" fo:min-height="1.22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61cm"/>
      <style:paragraph-properties style:writing-mode="lr-tb"/>
    </style:style>
    <style:style style:name="gr8" style:family="graphic" style:parent-style-name="standard">
      <style:graphic-properties svg:stroke-color="#000000" draw:fill-color="#bbe33d" draw:textarea-horizontal-align="justify" draw:textarea-vertical-align="middle" draw:auto-grow-height="false" fo:min-height="0.316cm" fo:min-width="4.237cm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1.424cm" fo:min-width="1.426cm"/>
    </style:style>
    <style:style style:name="gr10" style:family="graphic" style:parent-style-name="standard">
      <style:graphic-properties draw:stroke="none" svg:stroke-color="#000000" draw:fill="none" draw:fill-color="#ffffff" fo:min-height="1.57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5.947cm" fo:min-width="9.10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9.04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21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9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83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38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1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4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8.32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6.15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8.3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5.895cm"/>
    </style:style>
    <style:style style:name="gr23" style:family="graphic" style:parent-style-name="standard">
      <style:graphic-properties svg:stroke-color="#000000" draw:fill-color="#bf0041" draw:textarea-horizontal-align="justify" draw:textarea-vertical-align="middle" draw:auto-grow-height="false" fo:min-height="5.229cm" fo:min-width="8.122cm"/>
    </style:style>
    <style:style style:name="gr24" style:family="graphic" style:parent-style-name="standard">
      <style:graphic-properties svg:stroke-color="#5983b0" draw:fill-color="#5983b0" draw:textarea-horizontal-align="justify" draw:textarea-vertical-align="middle" draw:auto-grow-height="false" fo:min-height="7.025cm" fo:min-width="10.727cm"/>
    </style:style>
    <style:style style:name="gr25" style:family="graphic" style:parent-style-name="standard">
      <style:graphic-properties svg:stroke-color="#000000" draw:fill-color="#5983b0" draw:textarea-horizontal-align="justify" draw:textarea-vertical-align="middle" draw:auto-grow-height="false" fo:min-height="13.04cm" fo:min-width="19.258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6.845cm" fo:min-width="10.816cm"/>
    </style:style>
    <style:style style:name="gr27" style:family="graphic" style:parent-style-name="standard">
      <style:graphic-properties svg:stroke-color="#000000" draw:fill-color="#ff4000" draw:textarea-horizontal-align="justify" draw:textarea-vertical-align="middle" draw:auto-grow-height="false" fo:min-height="5.767cm" fo:min-width="9.02cm"/>
    </style:style>
    <style:style style:name="gr28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29" style:family="graphic" style:parent-style-name="standard">
      <style:graphic-properties svg:stroke-width="0.081cm" svg:stroke-color="#b4c7dc" draw:marker-start-width="0.321cm" draw:marker-end-width="0.321cm" draw:fill-color="#b4c7dc" draw:textarea-horizontal-align="justify" draw:textarea-vertical-align="middle" draw:auto-grow-height="false" fo:min-height="21.26cm" fo:min-width="27.376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9cm" fo:min-width="17.21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5" style:family="graphic" style:parent-style-name="standard">
      <style:graphic-properties svg:stroke-width="0.081cm" svg:stroke-color="#b4c7dc" draw:marker-start-width="0.321cm" draw:marker-end-width="0.321cm" draw:fill-color="#b4c7dc" draw:textarea-horizontal-align="justify" draw:textarea-vertical-align="middle" draw:auto-grow-height="false" fo:min-height="21.26cm" fo:min-width="27.376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9cm" fo:min-width="8.377cm" fo:padding-top="0.165cm" fo:padding-bottom="0.165cm" fo:padding-left="0.29cm" fo:padding-right="0.29cm"/>
    </style:style>
    <style:style style:name="gr37" style:family="graphic" style:parent-style-name="standard">
      <style:graphic-properties draw:fill-color="#ff8000" draw:textarea-horizontal-align="justify" draw:textarea-vertical-align="middle" draw:auto-grow-height="false" fo:min-height="0.766cm" fo:min-width="3.772cm"/>
    </style:style>
    <style:style style:name="gr38" style:family="graphic" style:parent-style-name="standard">
      <style:graphic-properties svg:stroke-width="0.081cm" svg:stroke-color="#ffffff" draw:marker-start-width="0.321cm" draw:marker-end-width="0.321cm" draw:fill-color="#ffffff" draw:textarea-horizontal-align="justify" draw:textarea-vertical-align="middle" draw:auto-grow-height="false" fo:min-height="9.359cm" fo:min-width="17.211cm" fo:padding-top="0.165cm" fo:padding-bottom="0.165cm" fo:padding-left="0.29cm" fo:padding-right="0.29cm"/>
    </style:style>
    <style:style style:name="gr39" style:family="graphic" style:parent-style-name="standard">
      <style:graphic-properties draw:fill-color="#ff8000" draw:textarea-horizontal-align="justify" draw:textarea-vertical-align="middle" draw:auto-grow-height="false" fo:min-height="0.766cm" fo:min-width="3.281cm"/>
    </style:style>
    <style:style style:name="gr4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1.639cm" fo:min-width="6.444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1.639cm" fo:min-width="7.435cm" fo:padding-top="0.178cm" fo:padding-bottom="0.178cm" fo:padding-left="0.303cm" fo:padding-right="0.303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3.662cm"/>
    </style:style>
    <style:style style:name="gr43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4000" draw:opacity="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Comfortaa" fo:font-size="30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omfort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mfortaa" fo:font-size="40pt" fo:font-weight="bold" style:font-size-asian="30pt" style:font-weight-asian="bold" style:font-size-complex="30pt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style:font-name="Comfortaa" fo:font-size="35pt" fo:font-weight="bold" fo:background-color="transparent" style:font-weight-asian="bold" style:font-weight-complex="bold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000000" style:font-name="Comfortaa" fo:font-size="32pt" fo:font-weight="bold" fo:background-color="#d4ea6b"/>
    </style:style>
    <style:style style:name="P18" style:family="paragraph">
      <style:paragraph-properties fo:text-align="center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ff8000"/>
      <style:paragraph-properties fo:text-align="center"/>
    </style:style>
    <style:style style:name="T1" style:family="text">
      <style:text-properties style:font-name="Comfortaa" fo:font-size="30pt" fo:font-weight="bold" style:font-weight-asian="bold" style:font-weight-complex="bold"/>
    </style:style>
    <style:style style:name="T2" style:family="text">
      <style:text-properties style:font-name="Comforta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omfortaa" fo:font-size="40pt" fo:font-weight="bold" style:font-weight-asian="bold" style:font-weight-complex="bold"/>
    </style:style>
    <style:style style:name="T4" style:family="text">
      <style:text-properties fo:color="#000000" style:font-name="Comfortaa" fo:font-size="35pt" fo:font-weight="bold" fo:background-color="transparent" style:font-weight-asian="bold" style:font-weight-complex="bold"/>
    </style:style>
    <style:style style:name="T5" style:family="text">
      <style:text-properties style:font-name="Comfortaa" fo:font-size="32pt" fo:font-weight="bold" fo:background-color="#d4ea6b"/>
    </style:style>
    <style:style style:name="T6" style:family="text">
      <style:text-properties fo:color="#000000" style:font-name="Comfortaa" fo:font-size="32pt" fo:font-weight="bold" fo:background-color="#d4ea6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302cm" svg:height="6.803cm" draw:transform="rotate (-0.00680678408277771) translate (4.541cm 7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842cm" svg:height="1.475cm" svg:x="9.128cm" svg:y="3.208cm">
          <draw:text-box>
            <text:p text:style-name="P4"><text:span text:style-name="T1">frontera</text:span></text:p>
          </draw:text-box>
        </draw:frame>
        <draw:line draw:style-name="gr5" draw:text-style-name="P6" draw:layer="layout" svg:x1="11.541cm" svg:y1="4.646cm" svg:x2="10.696cm" svg:y2="6.968cm">
          <text:p/>
        </draw:line>
        <draw:frame draw:style-name="gr6" draw:text-style-name="P5" draw:layer="layout" svg:width="7.62cm" svg:height="1.604cm" svg:x="7.223cm" svg:y="9.636cm">
          <draw:text-box>
            <text:p text:style-name="P4"><text:span text:style-name="T1">sistema</text:span></text:p>
          </draw:text-box>
        </draw:frame>
        <draw:frame draw:style-name="gr7" draw:text-style-name="P5" draw:layer="layout" svg:width="9.923cm" svg:height="2.111cm" svg:x="17.874cm" svg:y="11.541cm">
          <draw:text-box>
            <text:p text:style-name="P4"><text:span text:style-name="T1">entorno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2.722cm" svg:height="2.366cm" draw:transform="rotate (0.0385717764690747) translate (13.573cm 10.122cm)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7.62cm" svg:height="1.822cm" svg:x="9.001cm" svg:y="9.636cm">
          <draw:text-box>
            <text:p text:style-name="P4"><text:span text:style-name="T2">A</text:span></text:p>
          </draw:text-box>
        </draw:frame>
        <draw:frame draw:style-name="gr7" draw:text-style-name="P10" draw:layer="layout" svg:width="9.923cm" svg:height="2.111cm" svg:x="17.874cm" svg:y="11.541cm">
          <draw:text-box>
            <text:p text:style-name="P4"><text:span text:style-name="T3">B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27.025cm" svg:height="18.157cm" svg:x="0.518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3.589cm" svg:height="8.763cm" svg:x="3.413cm" svg:y="5.953cm">
          <text:p/>
          <draw:enhanced-geometry svg:viewBox="0 0 21600 21600" draw:glue-points="10800 0 3163 3163 0 10800 3163 18437 10800 21600 18437 18437 21600 10800 18437 3163" draw:text-areas="3163 3163 18437 18437" draw:type="ring" draw:modifiers="1343.8905036977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2" draw:layer="layout" svg:width="9.543cm" svg:height="0.269cm" draw:transform="rotate (0.57875117996132) translate (2.905cm 10.554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0.714cm" svg:height="0.269cm" draw:transform="rotate (0.57875117996132) translate (3.032cm 11.42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1.47cm" svg:height="0.269cm" draw:transform="rotate (0.57875117996132) translate (3.532cm 12.205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3.951cm 12.98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4.879cm 13.475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5.699cm 13.9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11.881cm" svg:height="0.269cm" draw:transform="rotate (0.57875117996132) translate (6.715cm 14.47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1.61cm" svg:height="0.269cm" draw:transform="rotate (0.57875117996132) translate (7.723cm 14.77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0.939cm" svg:height="0.269cm" draw:transform="rotate (0.57875117996132) translate (8.406cm 15.25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8.825cm" svg:height="0.269cm" draw:transform="rotate (0.57875117996132) translate (9.721cm 15.3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6.653cm" svg:height="0.269cm" draw:transform="rotate (0.57875117996132) translate (11.793cm 14.9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8.859cm" svg:height="0.269cm" draw:transform="rotate (0.578751179961319) translate (2.496cm 10.004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6.394cm" svg:height="0.18cm" draw:transform="rotate (0.57875117996132) translate (2.915cm 9.19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2.192cm" svg:height="7.747cm" svg:x="4.04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5.875cm" svg:height="10.287cm" svg:x="2.143cm" svg:y="5.191cm">
          <text:p/>
          <draw:enhanced-geometry svg:viewBox="0 0 21600 21600" draw:glue-points="10800 0 3163 3163 0 10800 3163 18437 10800 21600 18437 18437 21600 10800 18437 3163" draw:text-areas="3163 3163 18437 18437" draw:type="ring" draw:modifiers="1663.945578231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5" draw:text-style-name="P1" draw:layer="layout" svg:width="27.94cm" svg:height="18.792cm" svg:x="0cm" svg:y="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6.002cm" svg:height="10.033cm" svg:x="2.143cm" svg:y="4.81cm">
          <text:p/>
          <draw:enhanced-geometry svg:viewBox="0 0 21600 21600" draw:glue-points="10800 0 3163 3163 0 10800 3163 18437 10800 21600 18437 18437 21600 10800 18437 3163" draw:text-areas="3163 3163 18437 18437" draw:type="ring" draw:modifiers="1824.857839155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2" draw:layer="layout" svg:width="13.462cm" svg:height="8.509cm" svg:x="3.413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5.969cm" svg:height="2.159cm" svg:x="7.096cm" svg:y="8.493cm">
          <draw:text-box>
            <text:p text:style-name="P4"><text:span text:style-name="T4">sistema</text:span></text:p>
          </draw:text-box>
        </draw:frame>
      </draw:page>
      <draw:page draw:name="page5" draw:style-name="dp1" draw:master-page-name="Default">
        <draw:custom-shape draw:style-name="gr29" draw:text-style-name="P15" draw:layer="layout" svg:width="27.956cm" svg:height="21.59cm" svg:x="-0.016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7.493cm" svg:height="1.508cm" svg:x="15.478cm" svg:y="13.335cm">
          <draw:text-box>
            <text:p><text:span text:style-name="T5"><text:s text:c="3"/></text:span><text:span text:style-name="T5">sistema <text:s text:c="2"/></text:span></text:p>
          </draw:text-box>
        </draw:frame>
        <draw:frame draw:style-name="gr32" draw:text-style-name="P17" draw:layer="layout" svg:width="7.493cm" svg:height="1.508cm" svg:x="19.669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14.59cm" svg:y="13.32cm">
          <draw:text-box>
            <text:p><text:span text:style-name="T5"><text:s text:c="3"/></text:span><text:span text:style-name="T5">sistema <text:s text:c="3"/></text:span></text:p>
          </draw:text-box>
        </draw:frame>
        <draw:frame draw:style-name="gr34" draw:text-style-name="P18" draw:layer="layout" svg:width="1.164cm" svg:height="1.378cm" svg:x="17.637cm" svg:y="11.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6" draw:style-name="dp1" draw:master-page-name="Default">
        <draw:custom-shape draw:style-name="gr35" draw:text-style-name="P19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</draw:page>
      <draw:page draw:name="page7" draw:style-name="dp1" draw:master-page-name="Default">
        <draw:custom-shape draw:style-name="gr35" draw:text-style-name="P19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4.721cm" svg:height="2.032cm" draw:transform="rotate (-1.55002690869616) translate (14.872cm 2.4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2" draw:text-style-name="P16" draw:layer="layout" svg:width="7.493cm" svg:height="1.508cm" svg:x="15.479cm" svg:y="13.335cm">
          <draw:text-box>
            <text:p><text:span text:style-name="T5"><text:s text:c="3"/></text:span><text:span text:style-name="T5">sistema <text:s text:c="2"/></text:span></text:p>
          </draw:text-box>
        </draw:frame>
        <draw:frame draw:style-name="gr33" draw:text-style-name="P16" draw:layer="layout" svg:width="8.129cm" svg:height="2.765cm" svg:x="14.59cm" svg:y="13.32cm">
          <draw:text-box>
            <text:p><text:span text:style-name="T5"><text:s text:c="3"/></text:span><text:span text:style-name="T5">sistema <text:s text:c="3"/></text:span></text:p>
          </draw:text-box>
        </draw:frame>
      </draw:page>
      <draw:page draw:name="page8" draw:style-name="dp1" draw:master-page-name="Default">
        <draw:custom-shape draw:style-name="gr35" draw:text-style-name="P19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4" draw:text-style-name="P18" draw:layer="layout" svg:width="1.999cm" svg:height="0.999cm" svg:x="10.379cm" svg:y="11.7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4" draw:text-style-name="P18" draw:layer="layout" svg:width="1.999cm" svg:height="0.999cm" svg:x="19.097cm" svg:y="11.9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  <draw:page draw:name="page9" draw:style-name="dp1" draw:master-page-name="Default">
        <draw:custom-shape draw:style-name="gr35" draw:text-style-name="P19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4" draw:text-style-name="P18" draw:layer="layout" svg:width="1.999cm" svg:height="0.999cm" svg:x="10.379cm" svg:y="11.7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18" draw:layer="layout" svg:width="1.999cm" svg:height="0.999cm" svg:x="19.097cm" svg:y="11.9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0" draw:text-style-name="P12" draw:layer="layout" svg:width="7.264cm" svg:height="2.209cm" svg:x="10.373cm" svg:y="6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914cm" svg:height="1.271cm" svg:x="10.596cm" svg:y="7.0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0" draw:style-name="dp1" draw:master-page-name="Default">
        <draw:custom-shape draw:style-name="gr35" draw:text-style-name="P19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/></text:span><text:span text:style-name="T5">copia de A 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4" draw:text-style-name="P18" draw:layer="layout" svg:width="1.999cm" svg:height="0.999cm" svg:x="10.379cm" svg:y="11.7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4" draw:text-style-name="P18" draw:layer="layout" svg:width="1.999cm" svg:height="0.999cm" svg:x="19.097cm" svg:y="11.9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41" draw:text-style-name="P12" draw:layer="layout" svg:width="8.255cm" svg:height="2.209cm" svg:x="10.017cm" svg:y="6.4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7.649cm" svg:height="1.387cm" svg:x="10.398cm" svg:y="6.8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page11" draw:style-name="dp1" draw:master-page-name="Default">
        <draw:custom-shape draw:style-name="gr42" draw:text-style-name="P12" draw:layer="layout" svg:width="4.162cm" svg:height="6.35cm" svg:x="9.968cm" svg:y="2.651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9.968cm" svg:y1="5.62cm" svg:x2="7.35cm" svg:y2="5.62cm">
          <text:p/>
        </draw:line>
        <draw:frame draw:style-name="gr34" draw:text-style-name="P18" draw:layer="layout" svg:width="1.164cm" svg:height="1.378cm" svg:x="5.445cm" svg:y="5.19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4" draw:text-style-name="P18" draw:layer="layout" svg:width="1.654cm" svg:height="1.947cm" svg:x="11.284cm" svg:y="4.5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3" draw:text-style-name="P18" draw:layer="layout" svg:x1="16.748cm" svg:y1="5.62cm" svg:x2="14.13cm" svg:y2="5.62cm">
          <text:p/>
        </draw:line>
        <draw:frame draw:style-name="gr34" draw:text-style-name="P18" draw:layer="layout" svg:width="4.999cm" svg:height="2.258cm" svg:x="17.383cm" svg:y="4.3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42" draw:text-style-name="P12" draw:layer="layout" svg:width="4.162cm" svg:height="6.35cm" svg:x="9.968cm" svg:y="11.16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9.968cm" svg:y1="12.684cm" svg:x2="7.35cm" svg:y2="12.684cm">
          <text:p/>
        </draw:line>
        <draw:frame draw:style-name="gr34" draw:text-style-name="P18" draw:layer="layout" svg:width="1.622cm" svg:height="1.262cm" svg:x="5.451cm" svg:y="11.8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4" draw:text-style-name="P18" draw:layer="layout" svg:width="1.362cm" svg:height="1.558cm" svg:x="11.449cm" svg:y="13.31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3" draw:text-style-name="P18" draw:layer="layout" svg:x1="16.748cm" svg:y1="12.684cm" svg:x2="14.13cm" svg:y2="12.684cm">
          <text:p/>
        </draw:line>
        <draw:frame draw:style-name="gr34" draw:text-style-name="P18" draw:layer="layout" svg:width="3.739cm" svg:height="1.795cm" svg:x="16.957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3" draw:text-style-name="P18" draw:layer="layout" svg:x1="9.966cm" svg:y1="15.351cm" svg:x2="7.348cm" svg:y2="15.351cm">
          <text:p/>
        </draw:line>
        <draw:frame draw:style-name="gr34" draw:text-style-name="P18" draw:layer="layout" svg:width="1.55cm" svg:height="1.262cm" svg:x="5.341cm" svg:y="14.46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3" draw:text-style-name="P18" draw:layer="layout" svg:x1="16.748cm" svg:y1="15.351cm" svg:x2="14.13cm" svg:y2="15.3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7:38:43.596075646</meta:creation-date>
    <dc:date>2021-07-07T15:55:48.662693342</dc:date>
    <meta:editing-duration>P5DT3H30M20S</meta:editing-duration>
    <meta:editing-cycles>4</meta:editing-cycles>
    <meta:generator>LibreOffice/6.4.7.2$Linux_X86_64 LibreOffice_project/40$Build-2</meta:generator>
    <meta:document-statistic meta:object-count="210"/>
  </office:meta>
</office:document-meta>
</file>

<file path=Object 1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10/content.xml><?xml version="1.0" encoding="utf-8"?>
<math xmlns="http://www.w3.org/1998/Math/MathML" display="block">
  <semantics>
    <mi>U</mi>
    <annotation encoding="StarMath 5.0">U</annotation>
  </semantics>
</math>
</file>

<file path=Object 11/content.xml><?xml version="1.0" encoding="utf-8"?>
<math xmlns="http://www.w3.org/1998/Math/MathML" display="block">
  <semantics>
    <mrow>
      <mi>U</mi>
      <mi>ρ</mi>
      <msup>
        <mi>U</mi>
        <mi>†</mi>
      </msup>
    </mrow>
    <annotation encoding="StarMath 5.0">U %rho U^{†}</annotation>
  </semantics>
</math>
</file>

<file path=Object 12/content.xml><?xml version="1.0" encoding="utf-8"?>
<math xmlns="http://www.w3.org/1998/Math/MathML" display="block">
  <semantics>
    <msub>
      <mi>ρ</mi>
      <mi>A</mi>
    </msub>
    <annotation encoding="StarMath 5.0">%rho _A
</annotation>
  </semantics>
</math>
</file>

<file path=Object 13/content.xml><?xml version="1.0" encoding="utf-8"?>
<math xmlns="http://www.w3.org/1998/Math/MathML" display="block">
  <semantics>
    <mi>U</mi>
    <annotation encoding="StarMath 5.0">U</annotation>
  </semantics>
</math>
</file>

<file path=Object 14/content.xml><?xml version="1.0" encoding="utf-8"?>
<math xmlns="http://www.w3.org/1998/Math/MathML" display="block">
  <semantics>
    <mrow>
      <mi>ℰ</mi>
      <mrow>
        <mo fence="true" stretchy="false">(</mo>
        <mrow>
          <msub>
            <mi>ρ</mi>
            <mi>A</mi>
          </msub>
        </mrow>
        <mo fence="true" stretchy="false">)</mo>
      </mrow>
    </mrow>
    <annotation encoding="StarMath 5.0">ℰ( %rho_A )</annotation>
  </semantics>
</math>
</file>

<file path=Object 15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16/content.xml><?xml version="1.0" encoding="utf-8"?>
<math xmlns="http://www.w3.org/1998/Math/MathML" display="block">
  <semantics>
    <mi>ρ</mi>
    <annotation encoding="StarMath 5.0">%rho</annotation>
  </semantics>
</math>
</file>

<file path=Object 2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3/content.xml><?xml version="1.0" encoding="utf-8"?>
<math xmlns="http://www.w3.org/1998/Math/MathML" display="block">
  <semantics>
    <mrow>
      <msub>
        <mi>ρ</mi>
        <mi mathvariant="italic">total</mi>
      </msub>
      <mo stretchy="false">≠</mo>
      <mrow>
        <msub>
          <mi>ρ</mi>
          <mi>A</mi>
        </msub>
        <mo stretchy="false">⊗</mo>
        <msub>
          <mi>ρ</mi>
          <mi>B</mi>
        </msub>
      </mrow>
    </mrow>
    <annotation encoding="StarMath 5.0">%rho_{total} &lt;&gt; %rho_A otimes %rho_B</annotation>
  </semantics>
</math>
</file>

<file path=Object 4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5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6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7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8/content.xml><?xml version="1.0" encoding="utf-8"?>
<math xmlns="http://www.w3.org/1998/Math/MathML" display="block">
  <semantics>
    <mrow>
      <mrow>
        <msub>
          <mi>ρ</mi>
          <mi mathvariant="italic">total</mi>
        </msub>
        <mo stretchy="false">=</mo>
        <mrow>
          <mo fence="true" stretchy="true">|</mo>
          <mrow>
            <mi mathvariant="italic">Bell</mi>
          </mrow>
          <mo fence="true" stretchy="true">⟩</mo>
        </mrow>
      </mrow>
      <mrow>
        <mo fence="true" stretchy="true">⟨</mo>
        <mrow>
          <mi mathvariant="italic">Bell</mi>
        </mrow>
        <mo fence="true" stretchy="true">|</mo>
      </mrow>
    </mrow>
    <annotation encoding="StarMath 5.0">%rho_{total} = left lline Bell right rangle left langle Bell right lline</annotation>
  </semantics>
</math>
</file>

<file path=Object 9/content.xml><?xml version="1.0" encoding="utf-8"?>
<math xmlns="http://www.w3.org/1998/Math/MathML" display="block">
  <semantics>
    <mi>ρ</mi>
    <annotation encoding="StarMath 5.0">%rho
</annotation>
  </semantics>
</math>
</file>